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.5cm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top" draw:auto-grow-height="false" fo:min-height="4.5cm" fo:min-width="4.5cm" loext:decorative="false"/>
      <style:paragraph-properties style:writing-mode="lr-tb"/>
    </style:style>
    <style:style style:name="gr3" style:family="graphic" style:parent-style-name="standard">
      <style:graphic-properties draw:fill="solid" draw:fill-color="#e16173" draw:textarea-horizontal-align="justify" draw:textarea-vertical-align="middle" draw:auto-grow-height="false" fo:min-height="1cm" fo:min-width="21.75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dee6ef"/>
      <style:paragraph-properties fo:text-align="center"/>
    </style:style>
    <style:style style:name="P4" style:family="paragraph">
      <loext:graphic-properties draw:fill="solid" draw:fill-color="#e16173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.5cm" svg:x="3.25cm" svg:y="6.5cm">
          <text:p text:style-name="P1">Internet</text:p>
          <text:p text:style-name="P2">192.168.100.0/2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cm" svg:height="1.5cm" svg:x="9cm" svg:y="6.5cm">
          <text:p text:style-name="P1">DMZ</text:p>
          <text:p text:style-name="P2">192.168.101.0/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5cm" svg:x="14.75cm" svg:y="6.5cm">
          <text:p text:style-name="P1">Linux-LAN</text:p>
          <text:p text:style-name="P2">192.168.110.0/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5cm" svg:x="20.5cm" svg:y="6.5cm">
          <text:p text:style-name="P1">Windows-LAB</text:p>
          <text:p text:style-name="P2">192.168.120.0/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cm" svg:height="4.75cm" svg:x="3.25cm" svg:y="8cm">
          <text:p text:style-name="P1">remote-ho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4.75cm" svg:x="14.75cm" svg:y="8cm">
          <text:p text:style-name="P1">ipa01</text:p>
          <text:p text:style-name="P1">fileserver</text:p>
          <text:p text:style-name="P1">printserver</text:p>
          <text:p text:style-name="P1">...</text:p>
          <text:p text:style-name="P1">fedora42-01</text:p>
          <text:p text:style-name="P1">fedora43-0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4.75cm" svg:x="20.5cm" svg:y="8cm">
          <text:p text:style-name="P1">dc0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4.75cm" svg:x="9cm" svg:y="8cm">
          <text:p text:style-name="P1">arachn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2.25cm" svg:height="1.25cm" svg:x="3.25cm" svg:y="4.25cm">
          <text:p text:style-name="P1">pfsen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25cm" svg:y1="6.499cm" svg:x2="6.749cm" svg:y2="6.499cm">
          <text:p/>
        </draw:line>
        <draw:line draw:style-name="gr5" draw:text-style-name="P5" draw:layer="layout" svg:x1="5.75cm" svg:y1="6.5cm" svg:x2="5.75cm" svg:y2="5.5cm">
          <text:p/>
        </draw:line>
        <draw:line draw:style-name="gr5" draw:text-style-name="P5" draw:layer="layout" svg:x1="11.5cm" svg:y1="6.5cm" svg:x2="11.5cm" svg:y2="5.5cm">
          <text:p/>
        </draw:line>
        <draw:line draw:style-name="gr5" draw:text-style-name="P5" draw:layer="layout" svg:x1="17.25cm" svg:y1="6.5cm" svg:x2="17.25cm" svg:y2="5.5cm">
          <text:p/>
        </draw:line>
        <draw:line draw:style-name="gr5" draw:text-style-name="P5" draw:layer="layout" svg:x1="23cm" svg:y1="6.5cm" svg:x2="23cm" svg:y2="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7:12:00.835831793</meta:creation-date>
    <dc:date>2025-12-01T17:29:45.121131014</dc:date>
    <meta:editing-duration>PT6M45S</meta:editing-duration>
    <meta:editing-cycles>1</meta:editing-cycles>
    <meta:document-statistic meta:object-count="14"/>
    <meta:generator>LibreOffice/25.2.7.2$Linux_X86_64 LibreOffice_project/520$Build-2</meta:generator>
  </office:meta>
</office:document-meta>
</file>